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bf00" draw:textarea-horizontal-align="justify" draw:textarea-vertical-align="middle" draw:auto-grow-height="false" fo:min-height="1.02cm" fo:min-width="3.628cm"/>
      <style:paragraph-properties style:writing-mode="lr-tb"/>
    </style:style>
    <style:style style:name="gr2" style:family="graphic" style:parent-style-name="standard">
      <style:graphic-properties svg:stroke-color="#000000" draw:fill-color="#81d41a" draw:textarea-horizontal-align="justify" draw:textarea-vertical-align="middle" draw:auto-grow-height="false" fo:min-height="1.02cm" fo:min-width="10.741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bf00" draw:textarea-horizontal-align="justify" draw:textarea-vertical-align="middle" draw:auto-grow-height="false" fo:min-height="1.338cm" fo:min-width="4.898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7" style:family="graphic" style:parent-style-name="standard">
      <style:graphic-properties svg:stroke-color="#000000" draw:fill-color="#ffbf00" draw:textarea-horizontal-align="justify" draw:textarea-vertical-align="middle" draw:auto-grow-height="false" fo:min-height="1.338cm" fo:min-width="6.485cm"/>
      <style:paragraph-properties style:writing-mode="lr-tb"/>
    </style:style>
    <style:style style:name="gr8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83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bf00"/>
      <style:paragraph-properties fo:text-align="center" style:writing-mode="lr-tb"/>
    </style:style>
    <style:style style:name="P3" style:family="paragraph">
      <loext:graphic-properties draw:fill-color="#81d41a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bf00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8cm" svg:height="1.27cm" svg:x="3.634cm" svg:y="3.222cm">
          <text:p text:style-name="P1">初始标记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8cm" svg:height="1.27cm" svg:x="3.634cm" svg:y="6.08cm">
          <text:p text:style-name="P1">并发标记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241cm" svg:height="1.27cm" svg:x="9.349cm" svg:y="3.222cm">
          <text:p text:style-name="P1">STW，标记根对象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241cm" svg:height="1.27cm" svg:x="9.349cm" svg:y="6.08cm">
          <text:p text:style-name="P1">标记所有对象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724cm" svg:y1="4.492cm" svg:x2="5.724cm" svg:y2="6.08cm">
          <text:p/>
        </draw:line>
        <draw:custom-shape draw:style-name="gr2" draw:text-style-name="P3" draw:layer="layout" svg:width="11.241cm" svg:height="1.27cm" svg:x="9.349cm" svg:y="3.222cm">
          <text:p text:style-name="P1">STW，标记根对象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8cm" svg:height="1.27cm" svg:x="3.634cm" svg:y="8.938cm">
          <text:p text:style-name="P1">预清理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241cm" svg:height="1.27cm" svg:x="9.349cm" svg:y="8.938cm">
          <text:p text:style-name="P1">清理前准备以及控制停顿时间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724cm" svg:y1="7.35cm" svg:x2="5.724cm" svg:y2="8.938cm">
          <text:p/>
        </draw:line>
        <draw:custom-shape draw:style-name="gr1" draw:text-style-name="P2" draw:layer="layout" svg:width="4.128cm" svg:height="1.27cm" svg:x="3.634cm" svg:y="11.795cm">
          <text:p text:style-name="P1">重新标记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241cm" svg:height="1.27cm" svg:x="9.349cm" svg:y="11.795cm">
          <text:p text:style-name="P1">STW，修正并发标记数据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724cm" svg:y1="10.207cm" svg:x2="5.724cm" svg:y2="11.795cm">
          <text:p/>
        </draw:line>
        <draw:custom-shape draw:style-name="gr1" draw:text-style-name="P2" draw:layer="layout" svg:width="4.128cm" svg:height="1.27cm" svg:x="3.634cm" svg:y="14.652cm">
          <text:p text:style-name="P1">并发清理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241cm" svg:height="1.27cm" svg:x="9.349cm" svg:y="14.652cm">
          <text:p text:style-name="P1">清理垃圾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724cm" svg:y1="13.064cm" svg:x2="5.724cm" svg:y2="14.652cm">
          <text:p/>
        </draw:line>
        <draw:custom-shape draw:style-name="gr1" draw:text-style-name="P2" draw:layer="layout" svg:width="4.128cm" svg:height="1.27cm" svg:x="3.634cm" svg:y="17.51cm">
          <text:p text:style-name="P1">并发重置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724cm" svg:y1="15.922cm" svg:x2="5.724cm" svg:y2="17.51cm">
          <text:p/>
        </draw:line>
        <draw:custom-shape draw:style-name="gr4" draw:text-style-name="P6" xml:id="id2" draw:id="id2" draw:layer="layout" svg:width="5.398cm" svg:height="1.588cm" svg:x="27.67cm" svg:y="3.857cm">
          <text:p text:style-name="P5">年轻代GC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398cm" svg:height="1.588cm" svg:x="27.67cm" svg:y="7.032cm">
          <text:p text:style-name="P5">并发标记周期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5.398cm" svg:height="1.588cm" svg:x="27.669cm" svg:y="10.207cm">
          <text:p text:style-name="P5">混合GC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30.362cm" svg:y1="5.445cm" svg:x2="30.362cm" svg:y2="7.032cm">
          <text:p/>
        </draw:line>
        <draw:line draw:style-name="gr5" draw:text-style-name="P4" draw:layer="layout" svg:x1="30.362cm" svg:y1="8.62cm" svg:x2="30.362cm" svg:y2="10.207cm">
          <text:p/>
        </draw:line>
        <draw:connector draw:style-name="gr6" draw:text-style-name="P4" draw:layer="layout" draw:line-skew="2.356cm" svg:x1="33.067cm" svg:y1="11.001cm" svg:x2="33.068cm" svg:y2="4.651cm" draw:start-shape="id1" draw:start-glue-point="1" draw:end-shape="id2" draw:end-glue-point="1" svg:d="M33067 11001h2858v-6350h-2857" svg:viewBox="0 0 2859 6351">
          <text:p/>
        </draw:connector>
        <draw:custom-shape draw:style-name="gr7" draw:text-style-name="P6" draw:layer="layout" svg:width="6.985cm" svg:height="1.588cm" svg:x="3.54cm" svg:y="21.637cm">
          <text:p text:style-name="P5">尝试栈上分配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985cm" svg:height="1.588cm" svg:x="15.922cm" svg:y="21.637cm">
          <text:p text:style-name="P5">栈上分配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985cm" svg:height="1.588cm" svg:x="3.54cm" svg:y="25.13cm">
          <text:p text:style-name="P5">尝试TLAB分配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985cm" svg:height="1.588cm" svg:x="15.922cm" svg:y="25.13cm">
          <text:p text:style-name="P5">TLAB分配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985cm" svg:height="1.588cm" svg:x="3.54cm" svg:y="28.622cm">
          <text:p text:style-name="P5">是否满足进入老年代条件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985cm" svg:height="1.588cm" svg:x="15.922cm" svg:y="28.622cm">
          <text:p text:style-name="P5">老年代分配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985cm" svg:height="1.588cm" svg:x="3.54cm" svg:y="32.114cm">
          <text:p text:style-name="P5">Eden区分配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7.032cm" svg:y1="23.225cm" svg:x2="7.032cm" svg:y2="25.13cm">
          <text:p/>
        </draw:line>
        <draw:line draw:style-name="gr9" draw:text-style-name="P4" draw:layer="layout" svg:x1="10.525cm" svg:y1="22.361cm" svg:x2="15.922cm" svg:y2="22.361cm">
          <text:p/>
        </draw:line>
        <draw:line draw:style-name="gr9" draw:text-style-name="P4" draw:layer="layout" svg:x1="10.525cm" svg:y1="25.917cm" svg:x2="15.922cm" svg:y2="25.917cm">
          <text:p/>
        </draw:line>
        <draw:line draw:style-name="gr9" draw:text-style-name="P4" draw:layer="layout" svg:x1="10.525cm" svg:y1="29.473cm" svg:x2="15.922cm" svg:y2="29.473cm">
          <text:p/>
        </draw:line>
        <draw:line draw:style-name="gr8" draw:text-style-name="P4" draw:layer="layout" svg:x1="6.994cm" svg:y1="26.717cm" svg:x2="6.994cm" svg:y2="28.622cm">
          <text:p/>
        </draw:line>
        <draw:line draw:style-name="gr8" draw:text-style-name="P4" draw:layer="layout" svg:x1="7.032cm" svg:y1="30.21cm" svg:x2="7.032cm" svg:y2="32.115cm">
          <text:p/>
        </draw:line>
        <draw:frame draw:style-name="gr10" draw:text-style-name="P7" draw:layer="layout" svg:width="1.904cm" svg:height="1.17cm" svg:x="4.493cm" svg:y="23.542cm">
          <draw:text-box>
            <text:p>失败</text:p>
          </draw:text-box>
        </draw:frame>
        <draw:frame draw:style-name="gr10" draw:text-style-name="P7" draw:layer="layout" svg:width="1.904cm" svg:height="1.17cm" svg:x="4.493cm" svg:y="27.035cm">
          <draw:text-box>
            <text:p>失败</text:p>
          </draw:text-box>
        </draw:frame>
        <draw:frame draw:style-name="gr11" draw:text-style-name="P7" draw:layer="layout" svg:width="2.54cm" svg:height="2.089cm" svg:x="4.175cm" svg:y="30.527cm">
          <draw:text-box>
            <text:p>不满足</text:p>
          </draw:text-box>
        </draw:frame>
        <draw:frame draw:style-name="gr10" draw:text-style-name="P7" draw:layer="layout" svg:width="1.904cm" svg:height="1.17cm" svg:x="12.112cm" svg:y="20.785cm">
          <draw:text-box>
            <text:p>成功</text:p>
          </draw:text-box>
        </draw:frame>
        <draw:frame draw:style-name="gr10" draw:text-style-name="P7" draw:layer="layout" svg:width="1.904cm" svg:height="1.17cm" svg:x="12.113cm" svg:y="24.495cm">
          <draw:text-box>
            <text:p>成功</text:p>
          </draw:text-box>
        </draw:frame>
        <draw:frame draw:style-name="gr10" draw:text-style-name="P7" draw:layer="layout" svg:width="1.904cm" svg:height="1.17cm" svg:x="12.113cm" svg:y="27.987cm">
          <draw:text-box>
            <text:p>满足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7T13:15:11.891176104</meta:creation-date>
    <dc:date>2021-04-27T21:23:57.935744795</dc:date>
    <meta:editing-duration>PT3H57M25S</meta:editing-duration>
    <meta:editing-cycles>3</meta:editing-cycles>
    <meta:generator>LibreOffice/7.0.5.2$Linux_X86_64 LibreOffice_project/00$Build-2</meta:generator>
    <meta:document-statistic meta:object-count="42"/>
  </office:meta>
</office:document-meta>
</file>